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021in"/>
    </style:style>
    <style:style style:name="Table2.B" style:family="table-column">
      <style:table-column-properties style:column-width="3.7083in"/>
    </style:style>
    <style:style style:name="Table2.C" style:family="table-column">
      <style:table-column-properties style:column-width="0.4688in"/>
    </style:style>
    <style:style style:name="Table2.D" style:family="table-column">
      <style:table-column-properties style:column-width="1.9479in"/>
    </style:style>
    <style:style style:name="Table2.A1" style:family="table-cell">
      <style:table-cell-properties style:vertical-align="bottom" fo:padding="0.0382in" fo:border="non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021in"/>
    </style:style>
    <style:style style:name="Table1.B" style:family="table-column">
      <style:table-column-properties style:column-width="3.7083in"/>
    </style:style>
    <style:style style:name="Table1.C" style:family="table-column">
      <style:table-column-properties style:column-width="0.4688in"/>
    </style:style>
    <style:style style:name="Table1.D" style:family="table-column">
      <style:table-column-properties style:column-width="1.9479in"/>
    </style:style>
    <style:style style:name="Table1.A1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24pt" style:font-size-asian="21pt" style:font-size-complex="24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able_20_Contents">
      <style:text-properties fo:font-size="24pt" style:font-size-asian="21pt" style:font-size-complex="24pt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5: Panning and executing</text:h>
      <text:p text:style-name="Text_20_body">Translated by Julien Lamarche on 2014/04/02 from p.34 and p.35 of “Devenir un leader”, R<text:span text:style-name="T2">év. 2/09</text:span>.</text:p>
      <text:h text:style-name="Heading_20_2" text:outline-level="2">Executive summary:</text:h>
      <text:p text:style-name="Text_20_body">A work plan gives the procedure to follow to the leader and to his or her team. <text:s/>To plan, goals and objectives must be defined, task list and calendar must be established. <text:s/>The leader is called to look beyond daily activities and think what he or she would like to realize over the long term. <text:s/>By associating the members of the team to this process, they are encouraged to engaged themselves fully.</text:p>
      <text:h text:style-name="Heading_20_2" text:outline-level="2">Objectives</text:h>
      <text:list xml:id="list2094466908" text:style-name="L1">
        <text:list-item>
          <text:p text:style-name="P3">Asses your current aptitudes to plan and execute;</text:p>
        </text:list-item>
        <text:list-item>
          <text:p text:style-name="P3">Identify the steps required to plan and execute;</text:p>
        </text:list-item>
        <text:list-item>
          <text:p text:style-name="P3">Exercise planning and execution by holding different roles within the club.</text:p>
        </text:list-item>
      </text:list>
      <text:h text:style-name="Heading_20_2" text:outline-level="2">General evaluator (“Évaluateur général”)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ame of evaluator :</text:p>
          </table:table-cell>
          <table:table-cell table:style-name="Table1.A1" office:value-type="string">
            <text:p text:style-name="P2">_____________________</text:p>
          </table:table-cell>
          <table:table-cell table:style-name="Table1.A1" office:value-type="string">
            <text:p text:style-name="P1">Date:</text:p>
          </table:table-cell>
          <table:table-cell table:style-name="Table1.A1" office:value-type="string">
            <text:p text:style-name="P2">___________</text:p>
          </table:table-cell>
        </table:table-row>
      </table:table>
      <text:p text:style-name="Text_20_body"/>
      <text:list xml:id="list431782272" text:style-name="L2">
        <text:list-item>
          <text:p text:style-name="P4">Did the leader paln the evaluation session? <text:s/>Did he/she work in advance with members of the evaluation team? <text:s/>Did he/she explain in what consisted their roels? <text:s/>Did he/she remind them of their responsibilities? <text:s/>Did he/she reminded them how to do their roles?</text:p>
          <text:list>
            <text:list-header>
              <text:p text:style-name="P4"><text:span text:style-name="T1">Note: </text:span>Translation is provided here, but please answer the questions in the book. <text:s/>Question numbers correspond.<text:line-break/></text:p>
            </text:list-header>
          </text:list>
        </text:list-item>
        <text:list-item>
          <text:p text:style-name="P4">Did he underline things to do better next time? <text:s/>Did he follow guidelines for the meetings to come?</text:p>
        </text:list-item>
        <text:list-item>
          <text:p text:style-name="P4">In what way could he have planned differently so that his / her evaluation team works better?</text:p>
        </text:list-item>
        <text:list-item>
          <text:p text:style-name="P4">In what way did he or she contribute to the well functioning of the team?</text:p>
        </text:list-item>
      </text:list>
      <text:p text:style-name="Text_20_body"/>
      <text:h text:style-name="Heading_20_2" text:outline-level="2">Table Topics Master (“Meneur d'improvisation”)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ame of evaluator :</text:p>
          </table:table-cell>
          <table:table-cell table:style-name="Table2.A1" office:value-type="string">
            <text:p text:style-name="P2">_____________________</text:p>
          </table:table-cell>
          <table:table-cell table:style-name="Table2.A1" office:value-type="string">
            <text:p text:style-name="P1">Date:</text:p>
          </table:table-cell>
          <table:table-cell table:style-name="Table2.A1" office:value-type="string">
            <text:p text:style-name="P2">___________</text:p>
          </table:table-cell>
        </table:table-row>
      </table:table>
      <text:p text:style-name="Text_20_body"/>
      <text:list xml:id="list948517977" text:continue-numbering="true" text:style-name="L2">
        <text:list-item>
          <text:p text:style-name="P4">Were the table topics well thought out?</text:p>
          <text:list>
            <text:list-header>
              <text:p text:style-name="P4"><text:soft-page-break/><text:span text:style-name="T1">Note: </text:span>Translation is provided here, but please answer the questions in the book. <text:s/>Question numbers correspond.<text:line-break/></text:p>
            </text:list-header>
          </text:list>
        </text:list-item>
        <text:list-item>
          <text:p text:style-name="P4">Did the leader make arrangements to involve the maximum number of participants within the time alloted?</text:p>
        </text:list-item>
        <text:list-item>
          <text:p text:style-name="P4">In what way could he have arranged the table topics to go more smoothly?</text:p>
        </text:list-item>
        <text:list-item>
          <text:p text:style-name="P4">In what way did planning improve the table topics session?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3-11-12T15:42:31</meta:creation-date>
    <dc:date>2014-05-28T10:38:05</dc:date>
    <meta:editing-duration>PT36M54S</meta:editing-duration>
    <meta:editing-cycles>16</meta:editing-cycles>
    <meta:generator>LibreOffice/3.4$Unix LibreOffice_project/340m1$Build-502</meta:generator>
    <dc:creator>Julien Lamarche</dc:creator>
    <meta:document-statistic meta:table-count="2" meta:image-count="0" meta:object-count="0" meta:page-count="2" meta:paragraph-count="28" meta:word-count="328" meta:character-count="1962" meta:non-whitespace-character-count="1661"/>
  </office:meta>
</office:document-meta>
</file>